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DejaVu Sans Mono" fo:font-size="10.5pt" officeooo:rsid="008e0014" officeooo:paragraph-rsid="008e0014" fo:background-color="transparent" style:font-size-asian="10.5pt" style:font-size-complex="10.5pt"/>
    </style:style>
    <style:style style:name="P2" style:family="paragraph" style:parent-style-name="Standard">
      <style:text-properties style:use-window-font-color="true" loext:opacity="0%" style:font-name="DejaVu Sans Mono" fo:font-size="10.5pt" fo:background-color="transparent" style:font-size-asian="10.5pt" style:font-size-complex="10.5pt"/>
    </style:style>
    <style:style style:name="P3" style:family="paragraph" style:parent-style-name="Standard">
      <style:text-properties style:use-window-font-color="true" loext:opacity="0%" style:font-name="DejaVu Sans Mono" fo:font-size="10.5pt" officeooo:paragraph-rsid="008e0014" fo:background-color="transparent" style:font-size-asian="10.5pt" style:font-size-complex="10.5pt"/>
    </style:style>
    <style:style style:name="P4" style:family="paragraph" style:parent-style-name="Standard">
      <style:text-properties style:use-window-font-color="true" loext:opacity="0%" style:font-name="DejaVu Sans Mono" fo:font-size="10.5pt" officeooo:paragraph-rsid="008e0014" fo:background-color="transparent"/>
    </style:style>
    <style:style style:name="P5" style:family="paragraph" style:parent-style-name="Standard">
      <style:text-properties style:font-name="DejaVu Sans Mono" fo:font-size="10.5pt" style:font-size-asian="10.5pt" style:font-size-complex="10.5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10.5pt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DejaVu Sans Mono" fo:font-size="9pt" style:font-size-asian="9pt" style:font-size-complex="9pt"/>
    </style:style>
    <style:style style:name="T1" style:family="text">
      <style:text-properties fo:color="#ce9178" loext:opacity="100%" style:font-name="Droid Sans Mono" fo:font-weight="normal" fo:background-color="#1e1e1e" loext:char-shading-value="0"/>
    </style:style>
    <style:style style:name="T2" style:family="text">
      <style:text-properties style:font-name="Droid Sans Mono" fo:font-weight="normal"/>
    </style:style>
    <style:style style:name="T3" style:family="text">
      <style:text-properties style:font-name="Droid Sans Mono" fo:font-weight="normal" fo:background-color="#1e1e1e" loext:char-shading-value="0"/>
    </style:style>
    <style:style style:name="T4" style:family="text">
      <style:text-properties style:font-size-asian="10.5pt" style:font-size-complex="10.5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INISTERIO DEL TRABAJO</text:p>
      <text:p text:style-name="P6"/>
      <text:p text:style-name="P6">SERVICIO NACIONAL DE APRENDIZAJE “SENA”</text:p>
      <text:p text:style-name="P6"/>
      <text:p text:style-name="P6">REGIONAL DISTRITO CAPITAL</text:p>
      <text:p text:style-name="P6"/>
      <text:p text:style-name="P6">CENTRO DE GESTIÓN DE MERCADOS, LOGÍSTICA Y TECNOLOGÍAS DE LA INFORMACIÓN</text:p>
      <text:p text:style-name="P6"/>
      <text:p text:style-name="P6"/>
      <text:p text:style-name="P6">PROGRAMACIÓN PARA ANALÍTICA DE DATOS</text:p>
      <text:p text:style-name="P6">2671743</text:p>
      <text:p text:style-name="P6"/>
      <text:p text:style-name="P6"/>
      <text:p text:style-name="P6">Instructor</text:p>
      <text:p text:style-name="P6">Ingeniero: José Fernando Galindo</text:p>
      <text:p text:style-name="P6"/>
      <text:p text:style-name="P6">Apprendiz</text:p>
      <text:p text:style-name="P6">Gabriel Eduardo Masutier Robayo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resentacion Entrega II Segundo Trimestre</text:p>
      <text:p text:style-name="P6">Informe <text:s/>De <text:s/>Modificacion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ogotá, Colombia</text:p>
      <text:p text:style-name="P6">Junio 2023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lguna de la informacion corresponde a la entrega del primer trimestre Marzo 2023 Con colaboracion de las aprendices Luna Camila Salcedo Cardozo y Leidy Katherin Varon Andrade.</text:p>
      <text:p text:style-name="P5"/>
      <text:p text:style-name="P5"/>
      <text:p text:style-name="P6"><text:soft-page-break/>INFORME DE MODIFICACIONES</text:p>
      <text:p text:style-name="P5"/>
      <text:p text:style-name="P5">Archivo Inicial: SB11-20121-RGSTRO-CLFCCN-V1-0-txt.csv</text:p>
      <text:p text:style-name="P5">No se usara mas en adelante.</text:p>
      <text:p text:style-name="P5"/>
      <text:p text:style-name="P5">Archivo Modificado Para los Procesos: TH_SB11_2012_1.csv</text:p>
      <text:p text:style-name="P5">Archivo Buckup: TH_SB11_2012_1 (copy).csv</text:p>
      <text:p text:style-name="P5"/>
      <text:p text:style-name="P5">Diccionario oficial del ICFES: Diccionario Saber11 2010-1 a 2014-1.pdf</text:p>
      <text:p text:style-name="P5"/>
      <text:p text:style-name="P5">En el archivo:</text:p>
      <text:p text:style-name="P5">45390 registros con 21 columnas</text:p>
      <text:p text:style-name="P5"/>
      <text:p text:style-name="P5">En el documento anterior se describe la eliminacion de las columnas no requeridas para el proceso, en este documento no se menciona.</text:p>
      <text:p text:style-name="P5"/>
      <text:p text:style-name="P5"/>
      <text:p text:style-name="P6">RECONOCIMIENTO INICIAL</text:p>
      <text:p text:style-name="P5"/>
      <text:p text:style-name="P5">Estado Inicial del Archivo:</text:p>
      <text:p text:style-name="P5">Columnas que permanecen:</text:p>
      <text:section text:style-name="Sect1" text:name="Section2">
        <text:p text:style-name="P5">ESTU_TIPO_DOCUMENTO</text:p>
        <text:p text:style-name="P5">ESTU_PAIS_RESIDE</text:p>
        <text:p text:style-name="P5">ESTU_GENERO</text:p>
        <text:p text:style-name="P5">ESTU_NACIMIENTO_DIA</text:p>
        <text:p text:style-name="P5">ESTU_NACIMIENTO_MES</text:p>
        <text:p text:style-name="P5">ESTU_NACIMIENTO_ANNO</text:p>
        <text:p text:style-name="P5">ESTU_EDAD</text:p>
        <text:p text:style-name="P5">FECHA_ANO</text:p>
        <text:p text:style-name="P5">EDAD</text:p>
        <text:p text:style-name="P5">ESTU_COD_RESIDE_MCPIO</text:p>
        <text:p text:style-name="P5">ESTU_RESIDE_MCPIO</text:p>
        <text:p text:style-name="P5">ESTU_RESIDE_DEPTO</text:p>
        <text:p text:style-name="P5">COLE_NOMBRE_SEDE</text:p>
        <text:p text:style-name="P5">COLE_CALENDARIO</text:p>
        <text:p text:style-name="P5">COLE_GENERO</text:p>
        <text:p text:style-name="P5">COLE_NATURALEZA</text:p>
        <text:p text:style-name="P5">COLE_BILINGUE</text:p>
        <text:p text:style-name="P5">COLE_CARACTER</text:p>
        <text:p text:style-name="P5">PUNT_MATEMATICAS</text:p>
        <text:p text:style-name="P5">PUNT_INGLES</text:p>
        <text:p text:style-name="P5">DESEMP_INGLES</text:p>
        <text:p text:style-name="P5">ESTU_PUESTO</text:p>
      </text:section>
      <text:p text:style-name="P5"/>
      <text:p text:style-name="P5">Para mas informacion del estado inicial del archivo como:</text:p>
      <text:p text:style-name="P5">Consultar “reporte_saber_11_2012_1.ods” (.xlsx) adjunto.</text:p>
      <text:p text:style-name="P5"/>
      <text:p text:style-name="P5">Nuevo Diccionario:</text:p>
      <text:p text:style-name="P5"/>
      <text:p text:style-name="P5">Se crea un nuevo Diccionario ya que el original tiene muchas inconsistencias con la data, La info que el diccionario tiene es:</text:p>
      <text:p text:style-name="P5"/>
      <text:p text:style-name="P5">CAMPO</text:p>
      <text:p text:style-name="P5">DESCRIPCION DEL CAMPO</text:p>
      <text:p text:style-name="P5">OPCIONES DE RESPUESTA</text:p>
      <text:p text:style-name="P5">TIPO DE DATO</text:p>
      <text:p text:style-name="P5"/>
      <text:p text:style-name="P5">Consultar “nuevo_diccionario_saber_11_2012_1.ods” adjunt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oft-page-break/>ACTA DE MODIFICACIONES</text:p>
      <text:p text:style-name="P5"/>
      <text:p text:style-name="P5">“ESTU_TIPO_DOCUMENTO”</text:p>
      <text:p text:style-name="P5">Registros faltantes 2 (0.01%), segun columna “ESTU_PAIS_RESIDE“ El estudiante es de “CO” ==&gt; “Colombia” y “ESTU_EDAD“ tiene 16 annos de edad, Los dos registros se remplazan por “T” ==&gt; “Tarjeta de Identidad”</text:p>
      <text:p text:style-name="P5">Se genera la dimension “DM_TDOC” y se grava en base de datos “./DMs/STAR_SB11_2012_1.db” como tabla “DM_TDOC”.</text:p>
      <text:p text:style-name="P5"/>
      <text:p text:style-name="P5"/>
      <text:p text:style-name="P5">“ESTU_PAIS_RESIDE”</text:p>
      <text:p text:style-name="P5">Registros faltantes 3 (0.01%)</text:p>
      <text:p text:style-name="P5">Los registros muestran que el Departamento y el Municipio de residencia son colombianos, pero <text:s/>la columna “COLE_NOMBRE_SEDE” en dos de los registros muestra que la institucion educativa es relacionada con el exterior “INSTITUCION DE EDUCACION MEDIA EXTRANJERA” lo que hace imposible determinar la ciudadania de estos registros.</text:p>
      <text:p text:style-name="P5">“VE” es el registro con mayor numero de estudiantes extrangeros, los dos datos restantes se los damos a “VE” y la modificacion se hace manualmente con openrefine.</text:p>
      <text:p text:style-name="P5">El tercer registro muestra que el Departamento y el Municipio de residencia son colombianos, no hay nombre en la columna “COLE_NOMBRE_SEDE” por tanto remplazo con “CO” ==&gt; “Colombia” con openrefine.</text:p>
      <text:p text:style-name="P5">La dimension “DM_EPAIS” se genera con los datos “IDEPAIS“ y “NOMBRE” de los diferentes paises y se grava en base de datos ./DMs/STAR_SB11_2012_1.db como tabla “DM_EPAIS”. </text:p>
      <text:p text:style-name="P5"/>
      <text:p text:style-name="P5"/>
      <text:p text:style-name="P5">“ESTU_GENERO”</text:p>
      <text:p text:style-name="P5">registros faltantes 0</text:p>
      <text:p text:style-name="P5">Hay un total de “F” == 21711 corresponde al 48%</text:p>
      <text:p text:style-name="P5">Hay un total de “M” == 23256 corresponde al 52%</text:p>
      <text:p text:style-name="P5">Hay 423 casos con “X” que no existe en el Diccionario del ICFES, por tanto se resuelve asi:</text:p>
      <text:p text:style-name="P5">9 registros se identificaron por pertenecer a colegios no mixtos:</text:p>
      <text:p text:style-name="P5">8 registros perteneces a colegio “F”</text:p>
      <text:p text:style-name="P5">1 Registro a colegio “M”</text:p>
      <text:p text:style-name="P5">El restante 414 registros se dividieron deacuerdo al porcentage de generos definidos asi:</text:p>
      <text:p text:style-name="P5">215 registros se asigno “M” por ser el 52% de 414</text:p>
      <text:p text:style-name="P5">199 registros se asigno “F” por ser el 48% de 414</text:p>
      <text:p text:style-name="P5">Como resultado “ESTU_GENERO” queda con 2 indicadores unicos “M” y “F” </text:p>
      <text:p text:style-name="P5"/>
      <text:p text:style-name="P5">Se generan las dimensiones DM_wrongColeM y DM_wrongColeF ya que se encontraron registros posiblemente errados</text:p>
      <text:p text:style-name="P5">“ESTU_GENERO” == “F” en “COLE_GENERO“ == “M” 45 registros</text:p>
      <text:p text:style-name="P5">“ESTU_GENERO” == “M” en “COLE_GENERO“ == “F” 88 registros</text:p>
      <text:p text:style-name="P5">Aun no se han tomado desciciones al respecto.</text:p>
      <text:p text:style-name="P5"/>
      <text:p text:style-name="P5"/>
      <text:p text:style-name="P5">ESTU_NACIMIENTO_DIA – ESTU_NACIMIENTO_MES – ESTU_NACIMIENTO_ANNO</text:p>
      <text:p text:style-name="P5">registros faltantes respectivamente 436 (0.96%) NaN</text:p>
      <text:p text:style-name="P5">Estas columnas conforman la fecha de nacimiento en la columna “FECHA_ANO“, pero la columna “FECHA_ANO“ tiene unicamente 7915 registros de 45390, faltando 37475 (82.56%).</text:p>
      <text:p text:style-name="P5"><text:soft-page-break/>Se resuelve remplasar la columna “FECHA_ANO“ con el resultado de concatenar las columnas </text:p>
      <text:p text:style-name="P5">ESTU_NACIMIENTO_DIA “/” ESTU_NACIMIENTO_MES “/” ESTU_NACIMIENTO_ANNO</text:p>
      <text:p text:style-name="P5">Y se eliminan dichas columnas las cuales no se describen en el diccionario oficial</text:p>
      <text:p text:style-name="P5"/>
      <text:p text:style-name="P5">La columna “ESTU_EDAD“ que esta directamente relacionada con las anteriores y no presenta falta de datos.</text:p>
      <text:p text:style-name="P5"/>
      <text:p text:style-name="P5">La columna “EDAD” con 7,915 registros y un faltante “NaN” de 37475 registros (82.56%) ademas presenta datos totalmente incoherentes con valores numericos entre (-35 y 14) no descritos en el diccionario oficial, por tanto <text:s/>los valores en esta se remplazan por los resultados de la operacion de resta de la fecha de presentacion del examen el “15/4/2012” y la fecha de nacimiento tomada de la concatenacion de las columnas “ESTU_NACIMIENTO_DIA – ESTU_NACIMIENTO_MES – ESTU_NACIMIENTO_ANNO” lo cual calcula la edad del estudiante al dia de la presentacion del examen.</text:p>
      <text:p text:style-name="P5">El formato que se asume para estas columnas y operaciones es “anno/mes/dia”</text:p>
      <text:p text:style-name="P5"/>
      <text:p text:style-name="P5">La columna “ESTU_EDAD“ se compara con la columna “EDAD” y produce desfaces en las fechas por calculos erroneos de los meses.</text:p>
      <text:p text:style-name="P5">Se borra la columna “ESTU_EDAD“ y se deja la columna “EDAD” </text:p>
      <text:p text:style-name="P5"/>
      <text:p text:style-name="P5"/>
      <text:p text:style-name="P5">“ESTU_RESIDE_MCPIO” se elimina</text:p>
      <text:p text:style-name="P5"/>
      <text:p text:style-name="P5"/>
      <text:p text:style-name="P5">“ESTU_COD_RESIDE_MCPIO“ concuerda con los codigos de DIVIPOLA del DANE por tanto la tabla de DIVIPOLA se asume como dimension para “ESTU_COD_RESIDE_MCPIO“</text:p>
      <text:p text:style-name="P5">la columna “ESTU_COD_RESIDE_MCPIO“ cambia de nombre a “IDCODEMUNI”</text:p>
      <text:p text:style-name="P5">Registros faltantes 336 (0.74%) asumiendo “NA” como valor del espacio.</text:p>
      <text:p text:style-name="P5"/>
      <text:p text:style-name="P5"/>
      <text:p text:style-name="P5">“ESTU_RESIDE_DEPTO” se toma el valor del codigo de la tabla “IDCODEMUNI“ y se divide por 1000 dando por resultado el codigo del departamento y la columna cambia el nombre a “IDCODEDEPTO”.</text:p>
      <text:p text:style-name="P5">Registros faltantes 336 (0.74%) asumiendo “NA” como valor del espacio.</text:p>
      <text:p text:style-name="P5"/>
      <text:p text:style-name="P5"/>
      <text:p text:style-name="P5">“COLE_NOMBRE_SEDE”</text:p>
      <text:p text:style-name="P5">Informacion secundaria para confirmar desiciones en otras columnas y se elimino.</text:p>
      <text:p text:style-name="P5"/>
      <text:p text:style-name="P5"/>
      <text:p text:style-name="P5">“COLE_CALENDARIO”</text:p>
      <text:p text:style-name="P5">Se genera la dimension “DM_COLCALEN” con 4 valores.</text:p>
      <text:p text:style-name="P5">Registros faltantes 1713 (3.77%) corresponden a “VALIDACION BACHILLERATO ICFES</text:p>
      <text:p text:style-name="P5">“ en “COLE_NOMBRE_SEDE“, se asume que no se aplica ningun calendario a estos datos y se remplazan los espacios vacios por “NA”.</text:p>
      <text:p text:style-name="P5"/>
      <text:p text:style-name="P5"/>
      <text:p text:style-name="P5">“COLE_GENERO“ </text:p>
      <text:p text:style-name="P5">Registros faltantes 6766 (14.91%)</text:p>
      <text:p text:style-name="P5">estos registros corresponden a:</text:p>
      <text:p text:style-name="P5"><text:soft-page-break/>INSTITUCION DE EDUCACION MEDIA EXTRANJERA == 535</text:p>
      <text:p text:style-name="P5">INSTITUCION NO REGISTRADA == 4518</text:p>
      <text:p text:style-name="P5">VALIDACION BACHILLERATO ICFES == 1709</text:p>
      <text:p text:style-name="P5">(blank) == 4</text:p>
      <text:p text:style-name="P5">en total 6766</text:p>
      <text:p text:style-name="P5">Segun los nombres se deduce y se decide que todos son mixtos y los 4 en blanco por ser tan pocos se les adjudica el genero de mixto</text:p>
      <text:p text:style-name="P5"/>
      <text:p text:style-name="P5"/>
      <text:p text:style-name="P5">“COLE_NATURALEZA”</text:p>
      <text:p text:style-name="P5">Datos faltantes 6769 (14.91%)</text:p>
      <text:p text:style-name="P5">Las opciones de respuesta de esta columna son</text:p>
      <text:p text:style-name="P5">O == Oficial 21277 (47%)</text:p>
      <text:p text:style-name="P5">N == No oficial 17344 (38%)</text:p>
      <text:p text:style-name="P5">En la columna “COLE_NOMBRE_SEDE” los datos correspondientes para los registros vacios, encontramos:</text:p>
      <text:p text:style-name="P5">INSTITUCION DE EDUCACION MEDIA EXTRANJERA == 535</text:p>
      <text:p text:style-name="P5">INSTITUCION EDUCATIVA SAN ANDRES == 1</text:p>
      <text:p text:style-name="P5">INSTITUCION NO REGISTRADA == 4518</text:p>
      <text:p text:style-name="P5">PENDIENTE POR DEFINIR NOMBRE == 2</text:p>
      <text:p text:style-name="P5">VALIDACION BACHILLERATO ICFES == 1709</text:p>
      <text:p text:style-name="P5">(blank) == 4</text:p>
      <text:p text:style-name="P5">Para un total de <text:s/>6769</text:p>
      <text:p text:style-name="P5">Ninguna de estas instituciones se pueden considerar como Institucion educativa oficial, por lo tanto los datos vacios se marcan como N == No oficial</text:p>
      <text:p text:style-name="P5">Se genera la dimension “DM_COLNATU” </text:p>
      <text:p text:style-name="P5">La dimension “DM_COLNATU” se genera con los datos “IDCOLNATU“ y “NOMBRE” y se grava en base de datos ./DMs/STAR_SB11_2012_1.db como tabla “DM_COLNATU”. </text:p>
      <text:p text:style-name="P5"/>
      <text:p text:style-name="P5"/>
      <text:p text:style-name="P5">“COLE_CARACTER”</text:p>
      <text:p text:style-name="P5">Los espacios en blanco los remplazo con “X”</text:p>
      <text:p text:style-name="P5">Algunos de los institutos los revise en la net porque son pocos y puedo hacer los siguientes casos:</text:p>
      <text:p text:style-name="P5">“COLE_NOMBRE_SEDE”</text:p>
      <text:p text:style-name="P5"><text:tab/>“INSTITUTO SURAMERICANO SIMON BOLIVAR - SEDE PRINCIPAL”</text:p>
      <text:p text:style-name="P5"><text:tab/>data['COLE_CARACTER'] <text:s/>= “ACADEMICO” </text:p>
      <text:p text:style-name="P5"><text:tab/>“COLEGIO CORPORACION IBEROAMERICANA”</text:p>
      <text:p text:style-name="P5"><text:tab/>data['COLE_CARACTER'] <text:s/>= “ACADEMICO” </text:p>
      <text:p text:style-name="P5"><text:tab/>“INSTITUCION EDUCATIVA SAN ANDRES”</text:p>
      <text:p text:style-name="P5"><text:tab/>data['COLE_CARACTER'] <text:s/>= “ACADEMICO” </text:p>
      <text:p text:style-name="P5"><text:tab/>“INSTITUCION DE EDUCACION MEDIA EXTRANJERA”</text:p>
      <text:p text:style-name="P5"><text:tab/>data['COLE_CARACTER'] <text:s/>= “DESCONOCIDO”</text:p>
      <text:p text:style-name="P5"><text:tab/>“INSTITUCION NO REGISTRADA”</text:p>
      <text:p text:style-name="P5"><text:tab/>data['COLE_CARACTER'] <text:s/>= “DESCONOCIDO”</text:p>
      <text:p text:style-name="P5"><text:tab/>“PENDIENTE POR DEFINIR NOMBRE”</text:p>
      <text:p text:style-name="P5"><text:tab/>data['COLE_CARACTER'] <text:s/>= “DESCONOCIDO”</text:p>
      <text:p text:style-name="P5"><text:tab/>“VALIDACION BACHILLERATO ICFES”</text:p>
      <text:p text:style-name="P5"><text:tab/>data['COLE_CARACTER'] <text:s/>= “DESCONOCIDO”</text:p>
      <text:p text:style-name="P5"><text:tab/>“COL <text:s/>DE LAS AMERICAS <text:s text:c="48"/>”</text:p>
      <text:p text:style-name="P5"><text:tab/>data['COLE_CARACTER'] <text:s/>= “ACADEMICO”</text:p>
      <text:p text:style-name="P5"><text:tab/>“COL NUESTRA SEÃ�ORA DEL ROSARIO”:</text:p>
      <text:p text:style-name="P5"><text:tab/>data['COLE_CARACTER'] <text:s/>= “ACADEMICO”</text:p>
      <text:p text:style-name="P5"><text:tab/>“INSTITUCION EDUCATIVA CUARTA POZA DE MANGA”:</text:p>
      <text:p text:style-name="P5"><text:tab/>data['COLE_CARACTER'] <text:s/>= “ACADEMICO”</text:p>
      <text:p text:style-name="P5"><text:soft-page-break/><text:tab/>“COLEGIO NUESTRA SEÃ‘ORA DE FATIMA”:</text:p>
      <text:p text:style-name="P5"><text:tab/>data['COLE_CARACTER'] <text:s/>= “ACADEMICO”</text:p>
      <text:p text:style-name="P5"><text:tab/>“INSTITUTO INTEGRADO ANTONIO NARIÃ‘O”:</text:p>
      <text:p text:style-name="P5"><text:tab/>data['COLE_CARACTER'] <text:s/>= “ACADEMICO”</text:p>
      <text:p text:style-name="P5"><text:tab/>“KWE`SX NASA KSXA' WNXI”:</text:p>
      <text:p text:style-name="P5"><text:tab/>data['COLE_CARACTER'] <text:s/>= “ACADEMICO”</text:p>
      <text:p text:style-name="P5"><text:tab/>“INSTITUTO TÃ‰CNICO JOSÃ‰ MIGUEL SILVA PLAZAS”:</text:p>
      <text:p text:style-name="P5"><text:tab/>data['COLE_CARACTER'] <text:s/>= “TECNICO”</text:p>
      <text:p text:style-name="P5"><text:tab/>“INSTITUTO TÃ‰CNICO OCUPACIONAL ITO - SEDE PRINCIPAL”:</text:p>
      <text:p text:style-name="P5"><text:tab/>data['COLE_CARACTER'] <text:s/>= “TECNICO”</text:p>
      <text:p text:style-name="P5"><text:tab/>“X”:</text:p>
      <text:p text:style-name="P5"><text:tab/>data['COLE_CARACTER'] <text:s/>= “DESCONOCIDO”</text:p>
      <text:p text:style-name="P5"/>
      <text:p text:style-name="P5">Con lo anterior todos los espacios quedan completosy coherentes con el diccionario, se crea la Dimension “DM_COLCARAC”.</text:p>
      <text:p text:style-name="P5"/>
      <text:p text:style-name="P5"/>
      <text:p text:style-name="P5">“COLE_BILINGUE“</text:p>
      <text:p text:style-name="P5">Los valores originales descritos son 0, 1 y NaN, los que no concuerdan con el diccionario oficial los cuales son S = Si, N = No, adicionalmente no se sabe si 0 es No y 1 es Si o vice versa</text:p>
      <text:p text:style-name="P5">Se asume que 0 == No y 1 == Si</text:p>
      <text:p text:style-name="P5">los registros en blanco 11372 (25.05%) se remplazan segun el porcentage de los registros existentes y se crea la dimension “DM_COLBILIN”</text:p>
      <text:p text:style-name="P5"/>
      <text:p text:style-name="P5"/>
      <text:p text:style-name="P5">“PUNT_INGLES” y “DESEMP_INGLES”</text:p>
      <text:p text:style-name="P5">Se encontro un dato incoherente (-1) que se repite 4 veces, como -1 no es calificacion valida y “DESEMP_INGLES” aparece como espacio vacio se remplaza por “0” y en los correspondientes espacios de “DESEMP_INGLES” se remplaza por “A-” y los registros quedan completos.</text:p>
      <text:p text:style-name="P5">La clasificacion en “DESEMP_INGLES” no se especifica en el diccionario del ICFES y no es muy clara, por lo que se decide remplazarla por una nueva:</text:p>
      <text:p text:style-name="P5">Se genera la dimension “DM_DESING“ y se grava en la db.</text:p>
      <text:p text:style-name="P5">La columna “PUNT_INGLES” se elimina.</text:p>
      <text:p text:style-name="P5"/>
      <text:p text:style-name="P5"/>
      <text:p text:style-name="P5">“PUNT_MATEMATICAS” y “DESEMP_MATH”</text:p>
      <text:p text:style-name="P5">Se encontraron datos incoherentes (101, 115, 116 y 117) que se repiten 59 veces en total, como estos puntajes no se consideran entre el rango 1~ 100 que se asume es el estandar de puntajes.</text:p>
      <text:p text:style-name="P5">Se crea una columna nueva “DESEMP_MATH” en la que se genera una clasificacion de los puntajes identico al utilizado en “DESEMP_INGLES”.</text:p>
      <text:p text:style-name="P5">Se genera la dimension “DM_DESMATH“ y se grava en la db.</text:p>
      <text:p text:style-name="P5">La columna “PUNT_MATEMATICAS” se elimina.</text:p>
      <text:p text:style-name="P5"/>
      <text:p text:style-name="P5"/>
      <text:p text:style-name="P2">“ESTU_PUESTO”</text:p>
      <text:p text:style-name="P1">Se realizo la misma clasificacion que en Math e Ingles pero el rango de los <text:s/>puntajes eran de 1 ~ 1000</text:p>
      <text:p text:style-name="P4"><text:span text:style-name="T4">Se genera la dimension “</text:span><text:span text:style-name="T2">DM_PUESTO</text:span><text:span text:style-name="T4">“ y se grava en la db.</text:span></text:p>
      <text:p text:style-name="P3">La columna “ESTU_PUESTO” se elimina.</text:p>
      <text:p text:style-name="P3"/>
      <text:p text:style-name="P5"/>
      <text:p text:style-name="P5"/>
      <text:p text:style-name="P5"><text:soft-page-break/></text:p>
      <text:p text:style-name="P5"/>
      <text:p text:style-name="P5">Modelo Estrella</text:p>
      <text:p text:style-name="P5"/>
      <text:p text:style-name="P5">Tabla de Hechos:</text:p>
      <text:p text:style-name="P5">TH_SB11_2012_1.csv</text:p>
      <text:p text:style-name="P5"/>
      <text:p text:style-name="P5">Dimensiones:</text:p>
      <text:p text:style-name="P5">DM_COLBILIN.csv</text:p>
      <text:p text:style-name="P5">DM_COLCARAC.csv</text:p>
      <text:p text:style-name="P5">DM_COLGEN.csv</text:p>
      <text:p text:style-name="P5">DM_COLNATU.csv</text:p>
      <text:p text:style-name="P5">DM_DESING.csv</text:p>
      <text:p text:style-name="P5">DM_EPAIS.csv</text:p>
      <text:p text:style-name="P5">DM_TDOC.csv</text:p>
      <text:p text:style-name="P5"/>
      <text:p text:style-name="P5">Dimenciones de Errores:</text:p>
      <text:p text:style-name="P5">DM_wrongAge.csv</text:p>
      <text:p text:style-name="P5">DM_wrongColeF.csv</text:p>
      <text:p text:style-name="P5">DM_wrongColeM.csv</text:p>
      <text:p text:style-name="P5"/>
      <text:p text:style-name="P5"/>
      <text:p text:style-name="P5">Informe argumentado, el desarrollo del caso de estudio propuesto.</text:p>
      <text:p text:style-name="P5">Pantallazos que demuestren las acciones.</text:p>
      <text:p text:style-name="P5">Acta de cambios, eliminaciones o adiciones al DATASET.</text:p>
      <text:p text:style-name="P5">Código en Python utilizado.</text:p>
      <text:p text:style-name="P5"/>
      <text:p text:style-name="P5"/>
      <text:p text:style-name="P5">Se desea comprobar lo siguiente:</text:p>
      <text:p text:style-name="P5">Quienes se destacaron mas en matemáticas, si las mujeres o los hombres, teniendo en cuenta:</text:p>
      <text:p text:style-name="P5"><text:tab/>La ciudad</text:p>
      <text:p text:style-name="P5"><text:tab/>Edad de acuerdo al tipo de documento de identidad</text:p>
      <text:p text:style-name="P5"><text:tab/>Tipo de colegio (Oficial, Privado) y caracterización del colegio (ACADEMICO, TECNICO, etc.)</text:p>
      <text:p text:style-name="P5"><text:tab/>Qué nivel de ingles</text:p>
      <text:p text:style-name="P5"><text:tab/>Nacionalidad</text:p>
      <text:p text:style-name="P5"/>
      <text:p text:style-name="P5">A Entregar </text:p>
      <text:p text:style-name="P5">Modelo estrella en MYSQL</text:p>
      <text:p text:style-name="P5">El código en Python</text:p>
      <text:p text:style-name="P5">Los script en SQL</text:p>
      <text:p text:style-name="P5">Informe de desarro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>
      <style:paragraph-properties fo:margin-top="0in" fo:margin-bottom="0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CO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5:58:40.353772910</meta:creation-date>
    <dc:date>2023-06-28T00:44:38.283645172</dc:date>
    <meta:editing-duration>P1DT15H5S</meta:editing-duration>
    <meta:editing-cycles>36</meta:editing-cycles>
    <meta:generator>LibreOffice/7.0.4.2$Linux_X86_64 LibreOffice_project/00$Build-2</meta:generator>
    <meta:document-statistic meta:table-count="0" meta:image-count="0" meta:object-count="0" meta:page-count="7" meta:paragraph-count="218" meta:word-count="1635" meta:character-count="11350" meta:non-whitespace-character-count="9809"/>
  </office:meta>
</office:document-meta>
</file>